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510f" officeooo:paragraph-rsid="001c510f"/>
    </style:style>
    <style:style style:name="P2" style:family="paragraph" style:parent-style-name="Standard">
      <style:text-properties fo:font-weight="bold" officeooo:rsid="001c510f" officeooo:paragraph-rsid="001c510f" style:font-weight-asian="bold" style:font-weight-complex="bold"/>
    </style:style>
    <style:style style:name="P3" style:family="paragraph" style:parent-style-name="Standard">
      <style:text-properties officeooo:rsid="001c510f" officeooo:paragraph-rsid="001d1bd7"/>
    </style:style>
    <style:style style:name="P4" style:family="paragraph" style:parent-style-name="Standard">
      <style:text-properties fo:font-style="normal" fo:font-weight="bold" officeooo:rsid="001c510f" officeooo:paragraph-rsid="001d1bd7" style:font-style-asian="normal" style:font-weight-asian="bold" style:font-style-complex="normal" style:font-weight-complex="bold"/>
    </style:style>
    <style:style style:name="P5" style:family="paragraph" style:parent-style-name="Standard">
      <style:text-properties officeooo:rsid="001d1bd7" officeooo:paragraph-rsid="001d1bd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1b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itle:</text:span> improve website interface – too much information</text:p>
      <text:p text:style-name="P1"/>
      <text:p text:style-name="P2">Description (User Story):</text:p>
      <text:p text:style-name="P1">As a customer, I want an intuitive and user-friendly interface so that I can navigate the application easily and efficiently.</text:p>
      <text:p text:style-name="P1"/>
      <text:p text:style-name="P2">Acceptance Criteria:</text:p>
      <text:p text:style-name="P1"/>
      <text:p text:style-name="P1">- Given the rigth interface, when I browse I can identify the product we sell in less than 3 seconds</text:p>
      <text:p text:style-name="P1">- Given the right interface, when I want to search something, the searching bar is clear and understandable</text:p>
      <text:p text:style-name="P3">- Given the right interface, <text:span text:style-name="T2">when I look at first sight </text:span>the <text:span text:style-name="T2">page, the </text:span>color palette is pleasing to the eye</text:p>
      <text:p text:style-name="P3"/>
      <text:p text:style-name="P4"><text:span text:style-name="T2">Tasks:</text:span></text:p>
      <text:p text:style-name="P3">-<text:span text:style-name="T2">Investigate the rigth palette color for our page depending our niche</text:span></text:p>
      <text:p text:style-name="P3">-<text:span text:style-name="T2">Test the responsiveness</text:span></text:p>
      <text:p text:style-name="P3">- <text:span text:style-name="T2">Categorize the information effitienly to avoid scrolling</text:span></text:p>
      <text:p text:style-name="P3"/>
      <text:p text:style-name="P5"><text:span text:style-name="T1">Priority: </text:span>Medium</text:p>
      <text:p text:style-name="P5"><text:span text:style-name="T1">Status:</text:span> To do</text:p>
      <text:p text:style-name="P5"><text:span text:style-name="T1">Story points:</text:span> 5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6T16:36:58.544738155</meta:creation-date>
    <dc:date>2026-03-26T16:58:30.507401531</dc:date>
    <meta:editing-duration>PT8M14S</meta:editing-duration>
    <meta:editing-cycles>1</meta:editing-cycles>
    <meta:document-statistic meta:table-count="0" meta:image-count="0" meta:object-count="0" meta:page-count="1" meta:paragraph-count="14" meta:word-count="122" meta:character-count="739" meta:non-whitespace-character-count="630"/>
    <meta:generator>LibreOffice/25.8.5.2$Linux_X86_64 LibreOffice_project/252c20f6956e3db0b52e6e2f9dda67263513c8fc</meta:generator>
  </office:meta>
</office:document-meta>
</file>